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fsetCharSequence.subSequence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ffsetCharSequence.setBase( CharSequence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CharSequenc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ffsetCharSequence.OffsetCharSequence( int offset , CharSequence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CharSequence.OffsetCharSequence( int offset , CharSequence base , int trans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ffsetCharSequence.compareTo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ffsetCharSequence.charAt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ffsetCharSequence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